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ECC2BB6CEC.png" manifest:media-type="image/png"/>
  <manifest:file-entry manifest:full-path="Pictures/100000000000044600000311CB08B067.jpg" manifest:media-type="image/jpe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4">
      <style:text-properties officeooo:paragraph-rsid="00098b61"/>
    </style:style>
    <style:style style:name="P22" style:family="paragraph" style:parent-style-name="Text_20_body" style:list-style-name="L5">
      <style:text-properties officeooo:paragraph-rsid="00098b61"/>
    </style:style>
    <style:style style:name="P23" style:family="paragraph" style:parent-style-name="Text_20_body" style:list-style-name="L6">
      <style:text-properties officeooo:paragraph-rsid="00098b61"/>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098b6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text-properties officeooo:paragraph-rsid="00098b61"/>
    </style:style>
    <style:style style:name="P31" style:family="paragraph" style:parent-style-name="Inside-itemize">
      <style:text-properties fo:language="it" fo:country="IT"/>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fo:language="it" fo:country="IT"/>
    </style:style>
    <style:style style:name="P37"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75165"/>
    </style:style>
    <style:style style:name="T4" style:family="text">
      <style:text-properties fo:language="it" fo:country="IT" officeooo:rsid="000cd7e3"/>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officeooo:rsid="000ecc6d"/>
    </style:style>
    <style:style style:name="T7" style:family="text">
      <style:text-properties fo:language="it" fo:country="IT" officeooo:rsid="00105eb0"/>
    </style:style>
    <style:style style:name="T8"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5.</text:span></text:span><text:span text:style-name="textbf"><text:span text:style-name="T7">6</text:span></text:span><text:span text:style-name="textbf"><text:span text:style-name="T1">-5</text:span></text:span><text:span text:style-name="textbf"><text:span text:style-name="T7">6</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3844402594410725006"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5270344632248121127"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1"><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3">−−[[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2"><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3"><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4"><draw:image xlink:href="Pictures/10000000000001BF000001BBE9BB18AF.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2">Funzionalità Aggiuntiva </text:p>
          </table:table-cell>
          <table:table-cell table:style-name="Tabella2.A1" office:value-type="string">
            <text:p text:style-name="P2">Esempio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5"><draw:image xlink:href="Pictures/10000000000000C800000072E921275A.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6"><draw:image xlink:href="Pictures/10000000000000C800000059B34742E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1" office:value-type="string">
            <text:p text:style-name="P1"><draw:frame draw:style-name="fr4" draw:name="7D__down_scite_doc_guida_a_rscite_sample-tag.png" text:anchor-type="as-char" svg:width="4.586cm" svg:height="4.128cm" draw:z-index="7"><draw:image xlink:href="Pictures/10000000000000C8000000B45FAE5E54.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1" office:value-type="string">
            <text:p text:style-name="P1"><draw:frame draw:style-name="fr4" draw:name="8D__down_scite_doc_guida_a_rscite_sample-tidy.png" text:anchor-type="as-char" svg:width="4.586cm" svg:height="0.847cm" draw:z-index="8"><draw:image xlink:href="Pictures/10000000000000C800000025C7F3F53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9D__down_scite_doc_guida_a_rscite_sample-lisp.png" text:anchor-type="as-char" svg:width="4.586cm" svg:height="2.046cm" draw:z-index="9"><draw:image xlink:href="Pictures/10000000000000C80000005A68647D99.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10D__down_scite_doc_guida_a_rscite_sample-lisp2.png" text:anchor-type="as-char" svg:width="4.586cm" svg:height="1.517cm" draw:z-index="10"><draw:image xlink:href="Pictures/10000000000000C800000042A5EA14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1D__down_scite_doc_guida_a_rscite_sample-dcl.png" text:anchor-type="as-char" svg:width="4.586cm" svg:height="1.834cm" draw:z-index="11"><draw:image xlink:href="Pictures/10000000000000C800000050EDFAF99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2D__down_scite_doc_guida_a_rscite_sample-dcl2.png" text:anchor-type="as-char" svg:width="4.586cm" svg:height="1.729cm" draw:z-index="12"><draw:image xlink:href="Pictures/10000000000000C80000004BFCB2825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1" office:value-type="string">
            <text:p text:style-name="P1"><draw:frame draw:style-name="fr4" draw:name="13D__down_scite_doc_guida_a_rscite_sample-html2.png" text:anchor-type="as-char" svg:width="4.586cm" svg:height="1.799cm" draw:z-index="13"><draw:image xlink:href="Pictures/10000000000000C80000004E67AC532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1" office:value-type="string">
            <text:p text:style-name="P1"><draw:frame draw:style-name="fr4" draw:name="14D__down_scite_doc_guida_a_rscite_sample-php.png" text:anchor-type="as-char" svg:width="4.586cm" svg:height="1.446cm" draw:z-index="16"><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ext:soft-page-break/>
        <table:table-row>
          <table:table-cell table:style-name="Tabella2.A1"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1" office:value-type="string">
            <text:p text:style-name="P1"><draw:frame draw:style-name="fr4" draw:name="15D__down_scite_doc_guida_a_rscite_sample-php2.png" text:anchor-type="as-char" svg:width="4.586cm" svg:height="1.729cm" draw:z-index="17"><draw:image xlink:href="Pictures/10000000000000C80000004CC109BD0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1" office:value-type="string">
            <text:p text:style-name="P1"><draw:frame draw:style-name="fr4" draw:name="16D__down_scite_doc_guida_a_rscite_sample-vb.png" text:anchor-type="as-char" svg:width="4.586cm" svg:height="1.87cm" draw:z-index="18"><draw:image xlink:href="Pictures/10000000000000C8000000524230668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1" office:value-type="string">
            <text:p text:style-name="P1"><draw:frame draw:style-name="fr4" draw:name="17D__down_scite_doc_guida_a_rscite_sample-vb2.png" text:anchor-type="as-char" svg:width="4.586cm" svg:height="2.011cm" draw:z-index="19"><draw:image xlink:href="Pictures/10000000000000C800000058B40348A3.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1" office:value-type="string">
            <text:p text:style-name="P1"><draw:frame draw:style-name="fr4" draw:name="18D__down_scite_doc_guida_a_rscite_sample-vb3.png" text:anchor-type="as-char" svg:width="4.586cm" svg:height="1.588cm" draw:z-index="20"><draw:image xlink:href="Pictures/10000000000000C8000000459EA77110.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1" office:value-type="string">
            <text:p text:style-name="P1"><draw:frame draw:style-name="fr4" draw:name="19D__down_scite_doc_guida_a_rscite_sample-ascii.png" text:anchor-type="as-char" svg:width="4.586cm" svg:height="3.916cm" draw:z-index="21"><draw:image xlink:href="Pictures/10000000000000C8000000AA9BBB160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Supporto abbreviazioni per i seguenti linguaggi : <text:s text:c="2"/></text:p>
          </table:table-cell>
          <table:table-cell table:style-name="Tabella2.A1" office:value-type="string">
            <text:p text:style-name="P1"><draw:frame draw:style-name="fr4" draw:name="20D__down_scite_doc_guida_a_rscite_sample-abbrev.png" text:anchor-type="as-char" svg:width="4.586cm" svg:height="2.046cm" draw:z-index="22"><draw:image xlink:href="Pictures/10000000000000C80000005AF9F9CAEE.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1" office:value-type="string">
            <text:p text:style-name="P1"><draw:frame draw:style-name="fr4" draw:name="21D__down_scite_doc_guida_a_rscite_sample-lua.png" text:anchor-type="as-char" svg:width="4.586cm" svg:height="1.446cm" draw:z-index="23"><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manuale per linguaggio LUA</text:span></text:span><text:span text:style-name="T1"> </text:span></text:p>
          </table:table-cell>
          <table:table-cell table:style-name="Tabella2.A1" office:value-type="string">
            <text:p text:style-name="P1"><draw:frame draw:style-name="fr4" draw:name="22D__down_scite_doc_guida_a_rscite_sample-luaman.png" text:anchor-type="as-char" svg:width="4.586cm" svg:height="2.046cm" draw:z-index="24"><draw:image xlink:href="Pictures/10000000000000C80000005A4B6E8D5E.png" xlink:type="simple" xlink:show="embed" xlink:actuate="onLoad"/></draw:frame> </text:p>
          </table:table-cell>
        </table:table-row>
        <table:table-row>
          <table:table-cell table:style-name="Tabella2.A1" office:value-type="string">
            <text:p text:style-name="P1"/>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1" office:value-type="string">
            <text:p text:style-name="P1"><draw:frame draw:style-name="fr4" draw:name="23D__down_scite_doc_guida_a_rscite_sample-frhed.png" text:anchor-type="as-char" svg:width="4.586cm" svg:height="2.822cm" draw:z-index="25"><draw:image xlink:href="Pictures/10000000000000C80000007B46225D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4" draw:name="24D__down_scite_doc_guida_a_rscite_sample-kdiff.png" text:anchor-type="as-char" svg:width="4.586cm" svg:height="2.681cm" draw:z-index="26"><draw:image xlink:href="Pictures/10000000000000C8000000758801C767.png" xlink:type="simple" xlink:show="embed" xlink:actuate="onLoad"/></draw:frame> </text:p>
          </table:table-cell>
        </table:table-row>
        <table:table-row>
          <table:table-cell table:style-name="Tabella2.A1" office:value-type="string">
            <text:p text:style-name="P4"><draw:frame draw:style-name="fr4" draw:name="Immagine1" text:anchor-type="as-char" svg:width="18.274cm" svg:height="11.959cm" draw:z-index="27"><draw:image xlink:href="Pictures/10000000000003180000020716F43A81.png" xlink:type="simple" xlink:show="embed" xlink:actuate="onLoad"/></draw:frame></text:p>
          </table:table-cell>
          <table:table-cell table:style-name="Tabella2.A1" office:value-type="string">
            <text:p text:style-name="P4"/>
          </table:table-cell>
        </table:table-row>
        <text:soft-page-break/>
        <table:table-row>
          <table:table-cell table:style-name="Tabella2.A1"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5" draw:name="25D__down_scite_doc_guida_a_rscite_sample-winmerge.png" text:anchor-type="as-char" svg:width="7.962cm" svg:height="5.211cm" draw:z-index="28"><draw:image xlink:href="Pictures/10000000000003180000020716F43A8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1" office:value-type="string">
            <text:p text:style-name="P1"><draw:frame draw:style-name="fr4" draw:name="26D__down_scite_doc_guida_a_rscite_sample-context.png" text:anchor-type="as-char" svg:width="4.586cm" svg:height="1.517cm" draw:z-index="29"><draw:image xlink:href="Pictures/10000000000000C80000004327717E7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1" office:value-type="string">
            <text:p text:style-name="P1"><draw:frame draw:style-name="fr4" draw:name="27D__down_scite_doc_guida_a_rscite_sample-setup.png" text:anchor-type="as-char" svg:width="4.586cm" svg:height="3.175cm" draw:z-index="30"><draw:image xlink:href="Pictures/10000000000000C80000008AF7458D1B.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4">File LISP : Esegui in CAD. </text:span></text:span><text:span text:style-name="textbf"><text:span text:style-name="T5">Nei file LSP (Lisp) è possibile utilizzare il tasto F5 per caricare il file corrente nel CAD </text:span></text:span><text:span text:style-name="T1"><text:s/></text:span><text:span text:style-name="T4">aperto al momento.</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Menu Contestua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terprete Diretto Espressioni Lu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titore Testo-&gt;Abbreviazione/Templa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lenco TODO</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Finestre Multip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Apertura Gestione Risors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Trasparenza finestra di Sci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ppunti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vanzato Segnalibri/Bookmarks</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Ricerca Contestuale Online (CTRL+F1)</text:span></text:span><text:span text:style-name="T1"> <text:s text:c="3"/></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rova/Sostituisci su file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BOM per file con codifica Unicod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sione valori decimali-esadecimali-binar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Non siamo mica qui... </text:span></text:span><text:span text:style-name="T1"><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Disegna/Calcola espressione matematic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Oltre a quanto riportato in questo elenco, sono presenti molte modifiche, secondarie, alle impostazioni di base (es.: margini, numeri linea ecc..). </text:p>
          </table:table-cell>
          <table:table-cell table:style-name="Tabella2.A1"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14"><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15"><draw:image xlink:href="Pictures/1000000000000130000000B288FB971D.png" xlink:type="simple" xlink:show="embed" xlink:actuate="onLoad"/></draw:frame> </text:p>
      <text:p text:style-name="P6"/>
      <text:p text:style-name="P11"/>
      <text:h text:style-name="Heading_20_2" text:outline-level="2">Cosa contiene F12 </text:h>
      <text:list xml:id="list4104203335093593688"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0"><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0"><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0"><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0"><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0"><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0"><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0"><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6728609819827124137"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1">Confronta e permette la fusione fra due o tre sorgenti di testo come file o intere cartelle; </text:p>
        </text:list-item>
        <text:list-item>
          <text:p text:style-name="P31">Consente la visualizzazione delle differenze in modalità linea o carattere; </text:p>
        </text:list-item>
        <text:list-item>
          <text:p text:style-name="P31">Permette la fusione semplificata dei file attraverso l’uso di funzioni automatiche; </text:p>
        </text:list-item>
        <text:list-item>
          <text:p text:style-name="P31">Dispone di un facile editore per la l’unione dei file e la risoluzione dei conflitti che possono insorgere; </text:p>
        </text:list-item>
        <text:list-item>
          <text:p text:style-name="P31">Consente l’utilizzo delle connessioni di rete attraverso l’uso di KIO; </text:p>
        </text:list-item>
        <text:list-item>
          <text:p text:style-name="P31">Consente di evidenziare o nascondere le modifiche apportate da spazi bianchi o commenti; </text:p>
        </text:list-item>
        <text:list-item>
          <text:p text:style-name="P31">Supporto per codifica Unicode, UTF-8 e altre...; </text:p>
        </text:list-item>
        <text:list-item>
          <text:p text:style-name="P31">Consente la stampa delle differenze; </text:p>
        </text:list-item>
        <text:list-item>
          <text:p text:style-name="P31">Supporto per "version control keyword and history"; </text:p>
        </text:list-item>
        <text:list-item>
          <text:p text:style-name="P31"><text:soft-page-break/>Manuale in formato HTML.</text:p>
        </text:list-item>
      </text:list>
      <text:p text:style-name="P5"/>
      <text:p text:style-name="P7"><draw:frame draw:style-name="fr4" draw:name="37D__down_scite_doc_guida_a_rscite_kdiff3.png" text:anchor-type="as-char" svg:width="17.78cm" svg:height="13.229cm" draw:z-index="0"><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1846935932400570211" text:style-name="L4">
        <text:list-item>
          <text:p text:style-name="P21">Supporto per Microsoft Windows 98/ME/2000/XP/2003/Vista/2008/7.</text:p>
        </text:list-item>
        <text:list-item>
          <text:p text:style-name="P21">Supporto per file in formato Windows, Unix e Mac.</text:p>
        </text:list-item>
        <text:list-item>
          <text:p text:style-name="P21">Supporto per codifica Unicode, UTF-8 e altre...</text:p>
        </text:list-item>
        <text:list-item>
          <text:p text:style-name="P21">Interfaccia a sezioni (Tab).</text:p>
        </text:list-item>
        <text:list-item>
          <text:p text:style-name="P21">Modalità visuale per confronto e unione.</text:p>
        </text:list-item>
        <text:list-item>
          <text:p text:style-name="P21"><text:soft-page-break/>Editor flessibile con evidenziazione della sintassi, numeri di linea e ritorno a capo.</text:p>
        </text:list-item>
        <text:list-item>
          <text:p text:style-name="P21">Visualizzazione delle differenze in due pannelli verticali con modalità di unione subito attiva.</text:p>
        </text:list-item>
        <text:list-item>
          <text:p text:style-name="P21">Riconoscimento linee spostate.</text:p>
        </text:list-item>
        <text:list-item>
          <text:p text:style-name="P21">Confronto cartelle con supporto per espressioni regolari.</text:p>
        </text:list-item>
        <text:list-item>
          <text:p text:style-name="P21">Confronto cartelle con dimensioni e date.</text:p>
        </text:list-item>
        <text:list-item>
          <text:p text:style-name="P21">Supporto per il confronto di sottocartelle.</text:p>
        </text:list-item>
        <text:list-item>
          <text:p text:style-name="P21">Supporto per il controllo delle versioni con modalità di risoluzione conflitti e applicazione patch.</text:p>
        </text:list-item>
        <text:list-item>
          <text:p text:style-name="P21">Supporto per gli archivi in formato 7-Zip.</text:p>
        </text:list-item>
        <text:list-item>
          <text:p text:style-name="P21">Supporto per Plugin aggiuntivi.</text:p>
        </text:list-item>
        <text:list-item>
          <text:p text:style-name="P21">Manuale online ed offline in formato HTML.</text:p>
        </text:list-item>
      </text:list>
      <text:p text:style-name="center"><text:span text:style-name="T1"><draw:frame draw:style-name="fr4" draw:name="38D__down_scite_doc_guida_a_rscite_winmerge.png" text:anchor-type="as-char" svg:width="18.274cm" svg:height="11.959cm" draw:z-index="0"><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0"><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3052816760141791603" text:style-name="L5">
        <text:list-item>
          <text:p text:style-name="P22">Applicazione nativa 32 bit Windows con supporto ai file con nomi lunghi e dimensione file editabili limitata solo dalla quantità di memoria presente nel sistema.</text:p>
        </text:list-item>
        <text:list-item>
          <text:p text:style-name="P22">Dimensione programma ridotta (circa 100k) con caricamento istantaneo.</text:p>
        </text:list-item>
        <text:list-item>
          <text:p text:style-name="P22">Taglia, copia e incolla di valori binari.</text:p>
        </text:list-item>
        <text:list-item>
          <text:p text:style-name="P22">Sintassi per descrivere valori di tipo byte, word, longword, float and double binary.</text:p>
        </text:list-item>
        <text:list-item>
          <text:p text:style-name="P22">Inserimento diretto di valori esadecimali o di testo.</text:p>
        </text:list-item>
        <text:list-item>
          <text:p text:style-name="P22">Possibilità di confrontare due file.</text:p>
        </text:list-item>
        <text:list-item>
          <text:p text:style-name="P22">Trova/Sostituisci di qualsiasi combinazione di valori testuali o esadecimali.</text:p>
        </text:list-item>
        <text:list-item>
          <text:p text:style-name="P22">Manipolazione diretta dei bit.</text:p>
        </text:list-item>
        <text:list-item>
          <text:p text:style-name="P22">Esportazione hexdump.</text:p>
        </text:list-item>
        <text:list-item>
          <text:p text:style-name="P22">Impostazione automatica/manuale dei byte visualizzati.</text:p>
        </text:list-item>
        <text:list-item>
          <text:p text:style-name="P22">Possibilità di personalizzare la dimensione dei font, il set dei caratteri, i colori e lo sfondo.</text:p>
        </text:list-item>
        <text:list-item>
          <text:p text:style-name="P22">Supporto per formati binari Intel e Motorola.</text:p>
        </text:list-item>
        <text:list-item>
          <text:p text:style-name="P22">Comando per "Inviare a...".</text:p>
        </text:list-item>
        <text:list-item>
          <text:p text:style-name="P22">Supporto per segnalibri personalizzabili.</text:p>
        </text:list-item>
        <text:list-item>
          <text:p text:style-name="P22">Supporto per il caricamento parziale dei file.</text:p>
        </text:list-item>
        <text:list-item>
          <text:p text:style-name="P22">Drag &amp; Drop.</text:p>
        </text:list-item>
        <text:list-item>
          <text:p text:style-name="P22">Possibilità di applicare modelli a informazioni strutturate.</text:p>
        </text:list-item>
        <text:list-item>
          <text:p text:style-name="P22"><text:soft-page-break/>Accesso diretto ai settori dei dischi.</text:p>
        </text:list-item>
        <text:list-item>
          <text:p text:style-name="P22">Supporto alla Crittografia.</text:p>
        </text:list-item>
        <text:list-item>
          <text:p text:style-name="P22">Sorgenti disponibili e liberamente modificabili secondo la licenza GPL.</text:p>
        </text:list-item>
        <text:list-item>
          <text:p text:style-name="P22">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320352836045008553"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0"><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0"><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6"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text:soft-page-break/>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2659070040152747493" text:style-name="L6">
        <text:list-item>
          <text:p text:style-name="P23">Posizionarsi nella cartella in cui è installato RSciTE (solitamente C:\Programmi\RScite).</text:p>
        </text:list-item>
        <text:list-item>
          <text:p text:style-name="P23">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0"><draw:image xlink:href="Pictures/10000000000001F40000013CE0F80035.png" xlink:type="simple" xlink:show="embed" xlink:actuate="onLoad"/></draw:frame> </text:p>
      <text:p text:style-name="P6"/>
      <text:p text:style-name="Text_20_body"><text:soft-page-break/>Ecco comparire l’aiuto relativo! </text:p>
      <text:h text:style-name="P36"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text:soft-page-break/>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text:soft-page-break/>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1735432981298813439" text:style-name="L7">
        <text:list-item>
          <text:p text:style-name="P24"><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2813908853415893575" text:style-name="L8">
        <text:list-item>
          <text:p text:style-name="P25"><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1382606933566331582" text:style-name="L9">
        <text:list-item>
          <text:p text:style-name="P26"><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6"><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6"><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6"><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7338583961703932978" text:style-name="L10">
        <text:list-item>
          <text:p text:style-name="P27"><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5573555393416714533" text:style-name="L11">
        <text:list-item>
          <text:p text:style-name="P28"><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1234787831570135300" text:style-name="L12">
        <text:list-item>
          <text:p text:style-name="P29"><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5250952234235716739" text:style-name="L13">
        <text:list-item>
          <text:p text:style-name="P30"><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0"><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0"><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0"><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0"><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8">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4.0.3$Windows_x86 LibreOffice_project/de093506bcdc5fafd9023ee680b8c60e3e0645d7</meta:generator>
    <meta:creation-date>2014-12-16 13:45:00</meta:creation-date>
    <dc:date>2015-05-26T13:06:22.490000000</dc:date>
    <dc:creator>Roberto Rossi</dc:creator>
    <meta:editing-duration>PT1H15M11S</meta:editing-duration>
    <meta:editing-cycles>19</meta:editing-cycles>
    <meta:document-statistic meta:table-count="2" meta:image-count="44" meta:object-count="0" meta:page-count="37" meta:paragraph-count="750" meta:word-count="7591" meta:character-count="54607" meta:non-whitespace-character-count="47128"/>
  </office:meta>
</office:document-meta>
</file>